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cc528" style:font-weight-asian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fc0cd" officeooo:paragraph-rsid="001fc0cd" style:font-weight-asian="bold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1fc0c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 Mono" fo:font-size="10.5pt" fo:letter-spacing="normal" fo:font-style="normal" fo:font-weight="bold" officeooo:rsid="001fc0cd" officeooo:paragraph-rsid="001fc0cd" fo:background-color="transparent" style:font-weight-asian="normal" style:font-weight-complex="normal"/>
    </style:style>
    <style:style style:name="P13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6a8759" style:font-name="DejaVu Sans Mono" fo:font-size="10.5pt" fo:letter-spacing="normal" fo:font-style="normal" fo:font-weight="bold" officeooo:rsid="001fc0cd" officeooo:paragraph-rsid="001fc0cd" fo:background-color="transparen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2bc6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13c40" officeooo:paragraph-rsid="00213c40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 fo:orphans="2" fo:widows="2"/>
      <style:text-properties officeooo:paragraph-rsid="00213c40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.5pt" fo:font-weight="bold" officeooo:rsid="0027c5b0" officeooo:paragraph-rsid="0027c5b0" fo:background-color="transparent"/>
    </style:style>
    <style:style style:name="P2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b5128" officeooo:paragraph-rsid="002b5128" style:font-weight-asian="normal" style:font-weight-complex="normal"/>
    </style:style>
    <style:style style:name="P2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def26" officeooo:paragraph-rsid="002def26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 fo:orphans="2" fo:widows="2"/>
      <style:text-properties officeooo:paragraph-rsid="00213c40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13c40" officeooo:paragraph-rsid="002def26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ef26" officeooo:paragraph-rsid="002def26" style:font-size-asian="12.25pt" style:font-weight-asian="normal" style:font-size-complex="14pt" style:font-weight-complex="normal"/>
    </style:style>
    <style:style style:name="P26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ef26" officeooo:paragraph-rsid="002def26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2bc6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1c5ad" officeooo:paragraph-rsid="0031c5ad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281a" officeooo:paragraph-rsid="0032281a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edb7" officeooo:paragraph-rsid="0032edb7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bold" officeooo:rsid="002fa3dd" officeooo:paragraph-rsid="002fa3dd"/>
    </style:style>
    <style:style style:name="P33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normal" officeooo:rsid="0030f43b" officeooo:paragraph-rsid="0030f43b"/>
    </style:style>
    <style:style style:name="P3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normal" officeooo:rsid="002fa3dd" officeooo:paragraph-rsid="0031c5ad"/>
    </style:style>
    <style:style style:name="P35" style:family="paragraph" style:parent-style-name="Text_20_body">
      <style:paragraph-properties fo:text-align="justify" style:justify-single-word="false" fo:orphans="2" fo:widows="2"/>
      <style:text-properties officeooo:rsid="0031c5ad" officeooo:paragraph-rsid="0031c5ad"/>
    </style:style>
    <style:style style:name="P36" style:family="paragraph" style:parent-style-name="Text_20_body">
      <style:paragraph-properties fo:text-align="justify" style:justify-single-word="false" fo:orphans="2" fo:widows="2"/>
      <style:text-properties officeooo:rsid="0032edb7" officeooo:paragraph-rsid="0032edb7"/>
    </style:style>
    <style:style style:name="P3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bold" officeooo:rsid="001fc0cd" officeooo:paragraph-rsid="001fc0cd"/>
    </style:style>
    <style:style style:name="P38" style:family="paragraph" style:parent-style-name="Preformatted_20_Text" style:list-style-name="L1">
      <style:paragraph-properties fo:background-color="#ffffff">
        <style:background-image/>
      </style:paragraph-properties>
      <style:text-properties fo:color="#6a8759" style:font-name="DejaVu Sans Mono" fo:font-size="10.5pt" fo:font-weight="bold" officeooo:rsid="0027c5b0" officeooo:paragraph-rsid="0027c5b0" fo:background-color="transparent"/>
    </style:style>
    <style:style style:name="P39" style:family="paragraph" style:parent-style-name="Preformatted_20_Text" style:list-style-name="L1">
      <style:paragraph-properties fo:text-align="justify" style:justify-single-word="false" fo:orphans="2" fo:widows="2" fo:background-color="#ffffff">
        <style:background-image/>
      </style:paragraph-properties>
      <style:text-properties fo:font-variant="normal" fo:text-transform="none" fo:color="#6a8759" style:font-name="DejaVu Sans Mono" fo:font-size="10.5pt" fo:letter-spacing="normal" fo:font-style="normal" fo:font-weight="bold" officeooo:rsid="001fc0cd" officeooo:paragraph-rsid="0028e643" fo:background-color="transparent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13c40" style:font-weight-asian="normal" style:font-weight-complex="normal"/>
    </style:style>
    <style:style style:name="T6" style:family="text">
      <style:text-properties fo:font-weight="normal" officeooo:rsid="0022ffde" style:font-weight-asian="normal" style:font-weight-complex="normal"/>
    </style:style>
    <style:style style:name="T7" style:family="text">
      <style:text-properties officeooo:rsid="001917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c0cd" style:font-weight-asian="bold" style:font-weight-complex="bold"/>
    </style:style>
    <style:style style:name="T10" style:family="text">
      <style:text-properties fo:font-weight="bold" officeooo:rsid="0024190e" style:font-weight-asian="bold" style:font-weight-complex="bold"/>
    </style:style>
    <style:style style:name="T11" style:family="text">
      <style:text-properties officeooo:rsid="001ba69a"/>
    </style:style>
    <style:style style:name="T12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3" style:family="text">
      <style:text-properties fo:font-variant="normal" fo:text-transform="none" fo:color="#000000" style:font-name="Liberation Serif" fo:font-size="15pt" fo:letter-spacing="normal" fo:font-style="normal" fo:font-weight="bold" officeooo:rsid="001fc0c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000000" style:font-name="Liberation Serif" fo:font-size="15pt" fo:letter-spacing="normal" fo:font-style="normal" officeooo:rsid="0017d785" style:font-size-asian="15pt" style:font-size-complex="15pt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1fc0cd" style:font-size-asian="12.25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normal" officeooo:rsid="001917aa" style:font-size-asian="12.25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213c40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officeooo:rsid="0031c5ad" style:font-size-asian="12.25pt" style:font-weight-asian="normal" style:font-size-complex="14pt" style:font-weight-complex="normal"/>
    </style:style>
    <style:style style:name="T20" style:family="text">
      <style:text-properties officeooo:rsid="001fc0cd"/>
    </style:style>
    <style:style style:name="T21" style:family="text">
      <style:text-properties officeooo:rsid="0027c5b0"/>
    </style:style>
    <style:style style:name="T22" style:family="text">
      <style:text-properties officeooo:rsid="0028e643"/>
    </style:style>
    <style:style style:name="T23" style:family="text">
      <style:text-properties officeooo:rsid="002c8d25"/>
    </style:style>
    <style:style style:name="T24" style:family="text">
      <style:text-properties officeooo:rsid="002fa3dd"/>
    </style:style>
    <style:style style:name="T25" style:family="text">
      <style:text-properties style:font-name="Liberation Serif" fo:font-size="14pt" style:font-size-asian="12.25pt" style:font-weight-asian="normal" style:font-size-complex="14pt" style:font-weight-complex="normal"/>
    </style:style>
    <style:style style:name="T26" style:family="text">
      <style:text-properties style:font-name="Liberation Serif" fo:font-size="14pt" officeooo:rsid="0031c5ad" style:font-size-asian="12.25pt" style:font-weight-asian="normal" style:font-size-complex="14pt" style:font-weight-complex="normal"/>
    </style:style>
    <style:style style:name="T27" style:family="text">
      <style:text-properties officeooo:rsid="0031c5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9">Отчет по <text:span text:style-name="T2">лабораторной работе №2</text:span></text:p>
      <text:p text:style-name="P11"><text:span text:style-name="T14">«</text:span>Оценка качества поиска<text:span text:style-name="T14">»</text:span></text:p>
      <text:p text:style-name="P8">по курсу</text:p>
      <text:p text:style-name="P10"><text:span text:style-name="T12">«</text:span><text:span text:style-name="T13">Информационный поиск</text:span><text:span text:style-name="T12">»</text:span></text:p>
      <text:p text:style-name="P4"/>
      <text:p text:style-name="P4"/>
      <text:p text:style-name="P4"/>
      <text:p text:style-name="P4"/>
      <text:p text:style-name="P3">Группа: 80-10<text:span text:style-name="T7">6</text:span>М</text:p>
      <text:p text:style-name="P3">Выполнил: <text:span text:style-name="T20">Забелин М.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11">9</text:span></text:p>
      <text:p text:style-name="P5"><text:soft-page-break/><text:span text:style-name="T8">ЛР</text:span><text:span text:style-name="T10">2</text:span><text:span text:style-name="T8">: </text:span><text:span text:style-name="T9">Оценка качества поиска</text:span> </text:p>
      <text:p text:style-name="P6">Необходимо оценить качество своего поиска и сравнить их с двумя альтернативами (для Википедии можно собственный поиск по Википедии, поиск Google или Яндекса с ограничением по сайту Википедии). Как минимум, нужно измерить P, DCG, NDCG и ERR уровней @1, @3 и @5, приветствуется использование дополнительных метрик качества. Для оценки качества необходимо придумать 30 запросов, отражающих интересы пользователей или, если есть доступ к настоящим запросам пользователей, то выбрать репрезентативную подборку.</text:p>
      <text:p text:style-name="P7">Примеры запросов по тематик<text:span text:style-name="T21">ам</text:span> «<text:span text:style-name="T21">Техника</text:span>» <text:span text:style-name="T21">и «Информация»</text:span>:</text:p>
      <text:p text:style-name="P13">история AMD</text:p>
      <text:p text:style-name="P13">USB-накопитель</text:p>
      <text:p text:style-name="P13">агенство Эврика</text:p>
      <text:p text:style-name="P13">алгоритм Витерби</text:p>
      <text:p text:style-name="P13">преимущества метаанализа</text:p>
      <text:p text:style-name="P13">стандарт Stereo</text:p>
      <text:p text:style-name="P13">Домашний каталог</text:p>
      <text:p text:style-name="P13">функция MD5</text:p>
      <text:p text:style-name="P13">барабан и жесткий диск</text:p>
      <text:p text:style-name="P13">электронное удостоверение личности</text:p>
      <text:p text:style-name="P13">Технологическая школа IBM в России</text:p>
      <text:p text:style-name="P13">Когда появились карманные часы</text:p>
      <text:p text:style-name="P13">булевая алгебра</text:p>
      <text:p text:style-name="P13">измерительные механизмы</text:p>
      <text:p text:style-name="P13">Калькулятор МК 56</text:p>
      <text:p text:style-name="P13">катоды косвенного накала</text:p>
      <text:p text:style-name="P13">смартфон Palm Treo</text:p>
      <text:p text:style-name="P13">формат wmv</text:p>
      <text:p text:style-name="P13">инструмент цистра</text:p>
      <text:p text:style-name="P13">типографское клише</text:p>
      <text:p text:style-name="P13">чем наполнен Шарльер</text:p>
      <text:p text:style-name="P13">вертолет Як</text:p>
      <text:p text:style-name="P13">влияет ли ЭМИ на людей</text:p>
      <text:p text:style-name="P13">чем является процесс с независимыми приращениями</text:p>
      <text:p text:style-name="P13">примеры профессиональных стандартов</text:p>
      <text:p text:style-name="P13">процесс cквозного шифрования</text:p>
      <text:p text:style-name="P13">список маломассивных звезд</text:p>
      <text:p text:style-name="P13">что такое тезурус</text:p>
      <text:p text:style-name="P13">что символизируют три обезъяны</text:p>
      <text:p text:style-name="P13">примеры трилогии</text:p>
      <text:p text:style-name="P12"/>
      <text:p text:style-name="P20">С точки зрения сложности интересными являются запросы:</text:p>
      <text:list xml:id="list7395534603559997943" text:style-name="L1">
        <text:list-item>
          <text:p text:style-name="P38">Домашний каталог (т. к. это редкое словосочетание, а по отдельности слова встречаются часто)</text:p>
        </text:list-item>
        <text:list-item>
          <text:p text:style-name="P38">влияет ли ЭМИ на людей (добавление частицы «ли»)</text:p>
        </text:list-item>
        <text:list-item>
          <text:p text:style-name="P38">Когда появились карманные часы (в документе есть утверждение об этом, но слова там в другом порядке)</text:p>
        </text:list-item>
        <text:list-item>
          <text:p text:style-name="P39">чем является процесс с независимыми приращениями <text:span text:style-name="T22">(в оригинале обратный порядок слов без местоимения «что»)</text:span></text:p>
        </text:list-item>
      </text:list>
      <text:p text:style-name="P21"><text:soft-page-break/>Оцени<text:span text:style-name="T23">в</text:span>ание производилось следующим образом. <text:span text:style-name="T23">Максимальную оценку «5» я ставил, если запрашиваемое словосочетание было найдено в нужном клонтексте (например, слово «барабан» в сочетании со словами «жесткий диск» было употреблено в смысле устройства компьютерной памяти, а не музыкального инструмента). «4» ставилась, если запрос содержал уточнение о запрашиваемом понятии (например, «чем заправляются автобусы?»), но в документе есть просто описано, что из себя это понятие представляет без ответа на уточнение. «3» ставилась, если запрашиваемое слово было в неправильном контексте или содержал не всю часть словосочетания, однако поисковик понял, какая часть словосочетания содержит основную смысловую нагрузку. «2» ставилась, если документ просто содержит какое-то слово из запроса. «1» - если <text:s/>документ вообще не подходит.</text:span></text:p>
      <text:p text:style-name="P22">Запросы, написанные выше, производились поисковиками Google и Яндекс с ограничением по сайту Википедии.</text:p>
      <text:p text:style-name="P37"/>
      <text:p text:style-name="P24">Оценки, на основании которых считались метрики:</text:p>
      <text:p text:style-name="P24">https://github.com/Mikhail-Z/MAI/blob/master/sem10/Informational%20Search/is2/yandex_queries_scores.csv</text:p>
      <text:p text:style-name="P24"><text:a xlink:type="simple" xlink:href="https://github.com/Mikhail-Z/MAI/blob/master/sem10/Informational%20Search/is2/google_queries_scores.csv">https://github.com/Mikhail-Z/MAI/blob/master/sem10/Informational%20Search/is2/google_queries_scores.csv</text:a></text:p>
      <text:p text:style-name="P24"/>
      <text:p text:style-name="P25">При поиске в Google проблемы были со следующими запросами:</text:p>
      <text:list xml:id="list9117384292384317897" text:style-name="L2">
        <text:list-item>
          <text:p text:style-name="P26">Калькулятор МК-56. В результаты попали и другие калькуляторы серии «МК», но была статья про калькуляторы вообще</text:p>
        </text:list-item>
        <text:list-item>
          <text:p text:style-name="P26">Что символизируют три обезъяны. В выдачу попали просто статьи об обезъянах.</text:p>
        </text:list-item>
        <text:list-item>
          <text:p text:style-name="P26">стандарт Stereo. В выдачу хоть и попали статьи, касающиеся звука, но так как Stereo было латиницей написано, то ожидалась статья про Stereo 8.</text:p>
        </text:list-item>
        <text:list-item>
          <text:p text:style-name="P26">вертолет Як — в выдачу попала статья про вертолеты в общем.</text:p>
        </text:list-item>
      </text:list>
      <text:p text:style-name="P25">Однако стоит заметить, что Google очень хорошо звлекает именно объект поиска от уточняющих запрос слов. Например, на запрос «Чем наполнен Шарльер» <text:s/>все статьи содержали ответ на этот вопрос.</text:p>
      <text:p text:style-name="P25"/>
      <text:p text:style-name="P25"><text:soft-page-break/>Что касается поиска Яндекса, то мне он понравился меньше. <text:span text:style-name="T24">Очень часто документы не содержали всех слов словосочетания, что привело к более низким оценкам. Например, по запросу «Истоия AMD» большая часть документов была об AMD, но не содержала историю компании. Либо была не об AMD, а о дочерней компании.</text:span></text:p>
      <text:p text:style-name="P34"><text:span text:style-name="T25">Для оценки качества поиска были выбраны следующие оценки </text:span><text:span text:style-name="T26">P, Err, Dcg, Ndcg. Их определение можно найти в файле https://github.com/Mikhail-Z/MAI/blob/master/sem10/Informational%20Search/is2/metrics.py</text:span><text:span text:style-name="T25">:</text:span></text:p>
      <text:p text:style-name="P19"><text:span text:style-name="T16">Результаты метрик </text:span><text:span text:style-name="T17">P, DCG, NDCG и ERR уровней @1, @3 и @5</text:span><text:span text:style-name="T16"> можно для поисковиков Яндекс и Google можно увидеть </text:span><text:span text:style-name="T19">в файлах:</text:span></text:p>
      <text:p text:style-name="P19"><text:a xlink:type="simple" xlink:href="https://github.com/Mikhail-Z/MAI/blob/master/sem10/Informational%20Search/is2/out_yandex_queries_scores.csv"><text:span text:style-name="T18">https://github.com/Mikhail-Z/MAI/blob/master/sem10/Informational%20Search/is2/out_yandex_queries_scores.csv</text:span></text:a></text:p>
      <text:p text:style-name="P19"><text:a xlink:type="simple" xlink:href="https://github.com/Mikhail-Z/MAI/blob/master/sem10/Informational%20Search/is2/out_google_queries_scores.csv"><text:span text:style-name="T18">https://github.com/Mikhail-Z/MAI/blob/master/sem10/Informational%20Search/is2/out_google_queries_scores.csv</text:span></text:a></text:p>
      <text:p text:style-name="P19"/>
      <text:p text:style-name="P35"><text:span text:style-name="T18">С</text:span><text:span text:style-name="T15">редние показатели поисковиков по 30 запросам:</text:span></text:p>
      <text:p text:style-name="P35"><text:span text:style-name="T15">Яндекс:</text:span></text:p>
      <text:p text:style-name="P36"><text:span text:style-name="T15">P@1: 4.9</text:span></text:p>
      <text:p text:style-name="P36"><text:span text:style-name="T15">P@3: 4.444466666666667</text:span></text:p>
      <text:p text:style-name="P36"><text:span text:style-name="T15">P@5: 4.226666666666667</text:span></text:p>
      <text:p text:style-name="P36"><text:span text:style-name="T15">DCG@1: 29.4</text:span></text:p>
      <text:p text:style-name="P36"><text:span text:style-name="T15">DCG@3: 53.675133333333335</text:span></text:p>
      <text:p text:style-name="P36"><text:span text:style-name="T15">DCG@5: 68.22213333333333</text:span></text:p>
      <text:p text:style-name="P36"><text:span text:style-name="T15">NDCG@1: 0.9828</text:span></text:p>
      <text:p text:style-name="P36"><text:span text:style-name="T15">NDCG@3: 0.9457666666666666</text:span></text:p>
      <text:p text:style-name="P36"><text:span text:style-name="T15">NDCG@5: 0.9803</text:span></text:p>
      <text:p text:style-name="P36"><text:span text:style-name="T15">ERR@1: 0.9659</text:span></text:p>
      <text:p text:style-name="P36"><text:span text:style-name="T15">ERR@3: 0.9712999999999999</text:span></text:p>
      <text:p text:style-name="P36"><text:span text:style-name="T15">ERR@5: 0.9721333333333333</text:span></text:p>
      <text:p text:style-name="P15"/>
      <text:p text:style-name="P15"><text:soft-page-break/></text:p>
      <text:p text:style-name="P28">Google:</text:p>
      <text:p text:style-name="P30">P@1: 4.966666666666667</text:p>
      <text:p text:style-name="P30">P@3: 4.633366666666666</text:p>
      <text:p text:style-name="P30">P@5: 4.453333333333333</text:p>
      <text:p text:style-name="P30">DCG@1: 30.466666666666665</text:p>
      <text:p text:style-name="P30">DCG@3: 57.60193333333333</text:p>
      <text:p text:style-name="P30">DCG@5: 75.00173333333333</text:p>
      <text:p text:style-name="P30">NDCG@1: 0.9828</text:p>
      <text:p text:style-name="P30">NDCG@3: 0.9466666666666667</text:p>
      <text:p text:style-name="P30">NDCG@5: 0.9849333333333333</text:p>
      <text:p text:style-name="P30">ERR@1: 0.9679666666666666</text:p>
      <text:p text:style-name="P30">ERR@3: 0.9743666666666666</text:p>
      <text:p text:style-name="P30">ERR@5: 0.9746666666666667</text:p>
      <text:p text:style-name="P15"/>
      <text:p text:style-name="P30">По всем метрикам Google чуть лучше Яндекса при поиске по Википедии.</text:p>
      <text:p text:style-name="P15"/>
      <text:p text:style-name="P31">Вывод</text:p>
      <text:p text:style-name="P17"><text:span text:style-name="T3"><text:tab/></text:span><text:span text:style-name="T5">Познакомился с различными метриками для оценки </text:span><text:span text:style-name="T6">релевантности <text:s/>результатов</text:span><text:span text:style-name="T5"> поиска</text:span><text:span text:style-name="T4">.</text:span></text:p>
      <text:p text:style-name="P18">Ссылка на Git репозиторий</text:p>
      <text:p text:style-name="P16">https://github.com/Mikhail-Z/MAI/tree/master/sem10/Informational%20Search/is2</text:p>
      <text:p text:style-name="P1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5-18T13:27:15.442213984</dc:date>
    <meta:editing-duration>PT2H34M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5" meta:paragraph-count="98" meta:word-count="667" meta:character-count="5459" meta:non-whitespace-character-count="4892"/>
  </office:meta>
</office:document-meta>
</file>